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9c70" officeooo:paragraph-rsid="00099c70"/>
    </style:style>
    <style:style style:name="P2" style:family="paragraph" style:parent-style-name="Standard">
      <style:paragraph-properties fo:text-align="end" style:justify-single-word="false"/>
      <style:text-properties officeooo:rsid="00099c70" officeooo:paragraph-rsid="00099c70"/>
    </style:style>
    <style:style style:name="P3" style:family="paragraph" style:parent-style-name="Standard">
      <style:text-properties fo:font-size="36pt" officeooo:rsid="00099c70" officeooo:paragraph-rsid="00099c70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주간 회의록</text:p>
      <text:p text:style-name="P1"/>
      <text:p text:style-name="P2">20190208 김수민</text:p>
      <text:p text:style-name="P1"/>
      <text:p text:style-name="P1"/>
      <text:p text:style-name="P1"/>
      <text:p text:style-name="P1"/>
      <text:p text:style-name="P1"/>
      <text:p text:style-name="P1"/>
      <text:p text:style-name="P1">이번 주 과제: <text:s/>Pathplanner 클래스 작성 및 테스트 </text:p>
      <text:p text:style-name="P1"/>
      <text:p text:style-name="P1">- 클래스 90% 완성, 이번 주 안에 테스트 가능</text:p>
      <text:p text:style-name="P1"/>
      <text:p text:style-name="P1">다음 주 과제: 경로 서버 및 경로 삭제 클래스 작성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45:26.869587776</meta:creation-date>
    <dc:date>2019-02-08T15:47:21.914234056</dc:date>
    <meta:editing-duration>PT1M55S</meta:editing-duration>
    <meta:editing-cycles>1</meta:editing-cycles>
    <meta:document-statistic meta:table-count="0" meta:image-count="0" meta:object-count="0" meta:page-count="1" meta:paragraph-count="5" meta:word-count="63" meta:character-count="111" meta:non-whitespace-character-count="82"/>
    <meta:generator>LibreOffice/5.1.6.2$Linux_X86_64 LibreOffice_project/10m0$Build-2</meta:generator>
  </office:meta>
</office:document-meta>
</file>